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1861in" style:rel-column-width="30151*"/>
    </style:style>
    <style:style style:name="Table1.B" style:family="table-column">
      <style:table-column-properties style:column-width="2.1236in" style:rel-column-width="20096*"/>
    </style:style>
    <style:style style:name="Table1.C" style:family="table-column">
      <style:table-column-properties style:column-width="1.6153in" style:rel-column-width="15288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Heading_20_3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paragraph-rsid="0082b083" style:font-size-asian="10pt" style:font-style-asian="italic" style:font-weight-asian="normal" style:font-name-complex="Playfair Display" style:font-size-complex="10pt"/>
    </style:style>
    <style:style style:name="P10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11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1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94e032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13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4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5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6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94e032" style:font-size-asian="11.5pt" style:font-style-asian="normal" style:font-weight-asian="bold" style:font-name-complex="Playfair Display"/>
    </style:style>
    <style:style style:name="P17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8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9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20" style:family="paragraph" style:parent-style-name="Table_20_Contents" style:list-style-name="List_20_1">
      <style:text-properties officeooo:paragraph-rsid="0094e032"/>
    </style:style>
    <style:style style:name="P21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2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3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8cafa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4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9a9eb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5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9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0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1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3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4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95b3a9" style:font-size-asian="10pt" style:font-style-asian="normal" style:font-weight-asian="normal" style:font-name-complex="Lato" style:font-size-complex="10pt"/>
    </style:style>
    <style:style style:name="P35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36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5d8a7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95b3a9" style:font-size-asian="10pt" style:font-style-asian="normal" style:font-weight-asian="normal" style:font-name-complex="Lato" style:font-size-complex="10pt"/>
    </style:style>
    <style:style style:name="P40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41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42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43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4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95b3a9" style:font-size-asian="10pt" style:font-style-asian="normal" style:font-weight-asian="normal" style:font-name-complex="Lato" style:font-size-complex="10pt"/>
    </style:style>
    <style:style style:name="P45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46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7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8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4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eaf0" style:font-size-asian="10pt" style:font-style-asian="normal" style:font-weight-asian="normal" style:font-name-complex="Lato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officeooo:rsid="008f7290" style:font-name-asian="Arial Unicode MS" style:font-size-asian="9pt" style:font-style-asian="italic" style:font-weight-asian="normal" style:font-name-complex="Playfair Display" style:font-size-complex="10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Trebuchet MS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Trebuchet MS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font-name="Trebuchet MS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31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32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33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34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35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6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7" style:family="text">
      <style:text-properties style:font-name="Lucida Grande" officeooo:rsid="001c223e" style:font-name-asian="Lucida Grande" style:font-name-complex="Lucida Grande"/>
    </style:style>
    <style:style style:name="T38" style:family="text">
      <style:text-properties officeooo:rsid="001c223e" style:font-name-asian="Arial Unicode MS" style:font-name-complex="Arial Unicode MS"/>
    </style:style>
    <style:style style:name="T39" style:family="text">
      <style:text-properties fo:font-size="9pt" fo:font-weight="normal" style:font-size-asian="9pt" style:font-size-complex="9pt"/>
    </style:style>
    <style:style style:name="T40" style:family="text">
      <style:text-properties fo:font-size="9pt" fo:font-weight="normal" officeooo:rsid="001d52ef" style:font-size-asian="9pt" style:font-size-complex="9pt"/>
    </style:style>
    <style:style style:name="T41" style:family="text">
      <style:text-properties style:font-name="Arial Black"/>
    </style:style>
    <style:style style:name="T42" style:family="text">
      <style:text-properties style:font-name="Arial Black" officeooo:rsid="00292259"/>
    </style:style>
    <style:style style:name="T43" style:family="text">
      <style:text-properties style:font-name="Arial Black" officeooo:rsid="001c223e" style:font-name-asian="Lucida Grande" style:font-name-complex="Lucida Grande"/>
    </style:style>
    <style:style style:name="T44" style:family="text">
      <style:text-properties style:font-name="Arial Black" officeooo:rsid="001c223e" style:font-name-asian="Arial Unicode MS" style:font-name-complex="Arial Unicode MS"/>
    </style:style>
    <style:style style:name="T45" style:family="text">
      <style:text-properties officeooo:rsid="00757907"/>
    </style:style>
    <style:style style:name="T46" style:family="text">
      <style:text-properties officeooo:rsid="0082b083"/>
    </style:style>
    <style:style style:name="T47" style:family="text">
      <style:text-properties fo:font-size="10pt" fo:font-weight="normal" style:font-size-asian="10pt" style:font-weight-asian="normal" style:font-size-complex="10pt"/>
    </style:style>
    <style:style style:name="T48" style:family="text">
      <style:text-properties officeooo:rsid="00847746"/>
    </style:style>
    <style:style style:name="T49" style:family="text">
      <style:text-properties officeooo:rsid="0085d8a7"/>
    </style:style>
    <style:style style:name="T50" style:family="text">
      <style:text-properties officeooo:rsid="00878aa8"/>
    </style:style>
    <style:style style:name="T51" style:family="text">
      <style:text-properties officeooo:rsid="00893b41"/>
    </style:style>
    <style:style style:name="T52" style:family="text">
      <style:text-properties officeooo:rsid="009729f7"/>
    </style:style>
    <style:style style:name="T53" style:family="text">
      <style:text-properties officeooo:rsid="0099a9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docs-internal-guid-f181235a-b7fe-9cc7-b391-1497db5449f7"/>Greg Sandell</text:p>
      <text:p text:style-name="P1"><text:span text:style-name="T45">Greater </text:span>Los Angeles <text:span text:style-name="T45">area</text:span>, C<text:span text:style-name="T45">alifornia</text:span></text:p>
      <text:p text:style-name="P7"><text:span text:style-name="T41">(</text:span><text:span text:style-name="T42">213</text:span><text:span text:style-name="T41">) </text:span><text:span text:style-name="T42">479-0790</text:span><text:span text:style-name="T41"> <text:s/></text:span><text:span text:style-name="T43">•</text:span><text:span text:style-name="T44"> </text:span><text:span text:style-name="T41"><text:s/></text:span><text:a xlink:type="simple" xlink:href="mailto:GREG.SANDELL@GMAIL.COM" text:style-name="Internet_20_link" text:visited-style-name="Visited_20_Internet_20_Link"><text:span text:style-name="T41">GREG.SANDELL@GMAIL.COM</text:span></text:a> <text:s/><text:span text:style-name="T37">•</text:span><text:span text:style-name="T38"> </text:span><text:s/><text:span text:style-name="T39">Portfolio/</text:span><text:span text:style-name="T40">c</text:span><text:span text:style-name="T39">ode: </text:span><text:a xlink:type="simple" xlink:href="http://gregsandell.com/" text:style-name="Internet_20_link" text:visited-style-name="Visited_20_Internet_20_Link"><text:span text:style-name="T39">gregsandell.com</text:span></text:a></text:p>
      <text:h text:style-name="P3" text:outline-level="1">About Me</text:h>
      <text:p text:style-name="P1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text:span text:style-name="T4">I am also an accomplished classical pianist, electric bass player, and composer.</text:span></text:p>
      <text:p text:style-name="P12">Skills Lis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15066926" text:style-name="List_20_1">
              <text:list-item>
                <text:p text:style-name="P21">REST + JSON + Node.js + Express, Postman</text:p>
              </text:list-item>
              <text:list-item>
                <text:p text:style-name="P20"><text:span text:style-name="T6">Selenium + Nightwatch + </text:span><text:span text:style-name="T7">BrowserStack</text:span></text:p>
              </text:list-item>
              <text:list-item>
                <text:p text:style-name="P22">Core Javascript, ES6, DOM, jQuery</text:p>
              </text:list-item>
              <text:list-item>
                <text:p text:style-name="P23">Salesforce Commerce Cloud (SFCC) Web</text:p>
              </text:list-item>
              <text:list-item>
                <text:p text:style-name="P23">Sqlite, Mysql, Oracle, SQL Server, Firebase</text:p>
              </text:list-item>
            </text:list>
          </table:table-cell>
          <table:table-cell table:style-name="Table1.A1" office:value-type="string">
            <text:list xml:id="list170543985937085" text:continue-numbering="true" text:style-name="List_20_1">
              <text:list-item>
                <text:p text:style-name="P21">React/Redux, React Hooks</text:p>
              </text:list-item>
              <text:list-item>
                <text:p text:style-name="P21">Node.js + npm + webpack</text:p>
              </text:list-item>
              <text:list-item>
                <text:p text:style-name="P21">Hybrid Mobile + <text:span text:style-name="T52">Responsive</text:span></text:p>
              </text:list-item>
              <text:list-item>
                <text:p text:style-name="P22">HTML5 + CSS3 + Bootstrap</text:p>
              </text:list-item>
              <text:list-item>
                <text:p text:style-name="P21">CSS<text:span text:style-name="T52">3</text:span> + LESS + classnames</text:p>
              </text:list-item>
            </text:list>
          </table:table-cell>
          <table:table-cell table:style-name="Table1.A1" office:value-type="string">
            <text:list xml:id="list170544727067237" text:continue-numbering="true" text:style-name="List_20_1">
              <text:list-item>
                <text:p text:style-name="P21">Angular 1.4</text:p>
              </text:list-item>
              <text:list-item>
                <text:p text:style-name="P21">Agile <text:span text:style-name="T53">+ </text:span>Scrum <text:span text:style-name="T53">+ Jira</text:span></text:p>
              </text:list-item>
              <text:list-item>
                <text:p text:style-name="P22">MVC, SPA</text:p>
              </text:list-item>
              <text:list-item>
                <text:p text:style-name="P23">Git + eslint</text:p>
              </text:list-item>
              <text:list-item>
                <text:p text:style-name="P24">Java + Tomcat</text:p>
              </text:list-item>
            </text:list>
          </table:table-cell>
        </table:table-row>
      </table:table>
      <text:h text:style-name="P16" text:outline-level="1">Experience</text:h>
      <text:h text:style-name="P13" text:outline-level="2"><text:span text:style-name="T35">OCT 2017 – </text:span><text:span text:style-name="T36">MAY 2020</text:span></text:h>
      <text:h text:style-name="P8" text:outline-level="3"><text:span text:style-name="T19">Crocs Inc.</text:span><text:span text:style-name="T1"> –</text:span><text:span text:style-name="T23"> </text:span><text:span text:style-name="T21"><text:s/></text:span><text:span text:style-name="T22">Senior Software Developer</text:span></text:h>
      <text:list xml:id="list1370307116" text:style-name="WW8Num2">
        <text:list-item>
          <text:p text:style-name="P26"><text:span text:style-name="T10">Web software development</text:span><text:span text:style-name="T8"> for </text:span><text:span text:style-name="T27">crocs.com</text:span><text:span text:style-name="T8"> eCommerce site </text:span><text:span text:style-name="T10">operating in 14 countries, 8 languages and 10 payment processors, </text:span><text:span text:style-name="T8">with $1.2 bil in 2019 sales </text:span></text:p>
        </text:list-item>
        <text:list-item>
          <text:p text:style-name="P26"><text:span text:style-name="T8">Integrate</text:span><text:span text:style-name="T10">d</text:span><text:span text:style-name="T8"> </text:span><text:span text:style-name="T10">platform</text:span><text:span text:style-name="T8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32">Develop<text:span text:style-name="T46">ed</text:span> custom multi-tiered, <text:span text:style-name="T46">distribute</text:span> web applications <text:span text:style-name="T46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6">https://bit.ly/2YCvwIJ</text:span></text:a></text:p>
        </text:list-item>
        <text:list-item>
          <text:p text:style-name="P35"><text:span text:style-name="T10">W</text:span><text:span text:style-name="T8">rote a custom copy of the </text:span><text:span text:style-name="T29">Firebase</text:span><text:span text:style-name="T8"> pub/sub NoSQL database using WebSockets (employer did not want to buy the product)</text:span></text:p>
        </text:list-item>
        <text:list-item>
          <text:p text:style-name="P26"><text:span text:style-name="T10">S</text:span><text:span text:style-name="T8">olve</text:span><text:span text:style-name="T10">d</text:span><text:span text:style-name="T8"> latency, asynchrony, and race condition issues</text:span></text:p>
        </text:list-item>
        <text:list-item>
          <text:p text:style-name="P26"><text:span text:style-name="T10">Wrote </text:span><text:span text:style-name="T8">CSS queries that work reliably across major mobile and desktop web browsers</text:span></text:p>
        </text:list-item>
        <text:list-item>
          <text:p text:style-name="P32">Provide<text:span text:style-name="T46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32">Provide training &amp; mentoring to junior developers on Javascript, Node.js and SFCC; give presentations to to developers and cross-functional teams on React and Automated UI Testing.</text:p>
        </text:list-item>
        <text:list-item>
          <text:p text:style-name="P32">Work with new fulfillment/distribution centers coming online by creating bulk test orders in the SAP Supply chain</text:p>
        </text:list-item>
        <text:list-item>
          <text:p text:style-name="P27"><text:span text:style-name="T10">Tools: <text:s/></text:span><text:span text:style-name="T15">Salesforce Commerce Cloud controllers, web services and .isml’s; </text:span><text:span text:style-name="T10">Node.js, React/Redux, </text:span><text:span text:style-name="T11">ES6 Core Javascript, Git, SourceTree, </text:span><text:span text:style-name="T10">Express, AWS cloud, Sqlite, REST</text:span><text:span text:style-name="T12">, Advanced Rest Client</text:span><text:span text:style-name="T10">, Ajax, PassportJS token based authentication, pub/sub messaging with WebSockets, Bash, BrowserStack, Selenium, </text:span><text:span text:style-name="T11">internJS, leadfoot, eureQa, </text:span><text:span text:style-name="T10">Bootstrap, Material-UI</text:span></text:p>
        </text:list-item>
      </text:list>
      <text:h text:style-name="P14" text:outline-level="2"><text:soft-page-break/>AUG 2017 – NOV 2017</text:h>
      <text:h text:style-name="P8" text:outline-level="3"><text:span text:style-name="T19">UC Irvine / Trilogy Ed</text:span><text:span text:style-name="T1"> –</text:span><text:span text:style-name="T23"> Part Time </text:span><text:span text:style-name="T21">Course Instructor</text:span></text:h>
      <text:list xml:id="list170542983087003" text:continue-numbering="true" text:style-name="WW8Num2">
        <text:list-item>
          <text:p text:style-name="P32">Instructor for “Fullstack Developer” bootcamp</text:p>
        </text:list-item>
        <text:list-item>
          <text:p text:style-name="P27"><text:span text:style-name="T12">D</text:span><text:span text:style-name="T16">eveloped</text:span><text:span text:style-name="T12"> presentation stacks f</text:span><text:span text:style-name="T16">or</text:span><text:span text:style-name="T12"> topics taught</text:span></text:p>
        </text:list-item>
        <text:list-item>
          <text:p text:style-name="P28"><text:span text:style-name="T13">Tools</text:span><text:span text:style-name="T12"> taught: HTML</text:span><text:span text:style-name="T13">5</text:span><text:span text:style-name="T12">, CSS</text:span><text:span text:style-name="T13">3</text:span><text:span text:style-name="T12">, Git, Bootstrap, Javascript, jQuery, Ajax, Firebase, Node.js</text:span></text:p>
        </text:list-item>
      </text:list>
      <text:h text:style-name="P14" text:outline-level="2">APR 2016 – JUNE 2017</text:h>
      <text:h text:style-name="P8" text:outline-level="3"><text:span text:style-name="T19">Ten-X, Irvine, CA</text:span><text:span text:style-name="T24"> – </text:span><text:span text:style-name="T21">Sr. Software Engineer</text:span></text:h>
      <text:list xml:id="list170542973417277" text:continue-numbering="true" text:style-name="WW8Num2">
        <text:list-item>
          <text:p text:style-name="P26"><text:span text:style-name="T8">Developed presentation layer and application logic for hosted web application </text:span><text:span text:style-name="T29">auction.com</text:span><text:span text:style-name="T8">, a Real Estate auction transaction platform</text:span></text:p>
        </text:list-item>
        <text:list-item>
          <text:p text:style-name="P26"><text:span text:style-name="T8">Responsible for </text:span><text:span text:style-name="T11">auction.com </text:span><text:span text:style-name="T8">features Search &amp; Discovery, Event Details, Calendar, User prefs and personalization, and Home page</text:span></text:p>
        </text:list-item>
        <text:list-item>
          <text:p text:style-name="P36">Provided engineering help to QA team by writing UI Automation tests (demo: http://bit.ly/2wUjFcS)</text:p>
        </text:list-item>
        <text:list-item>
          <text:p text:style-name="P36">Design and troubleshooting of REST and JSON-based backend, services</text:p>
        </text:list-item>
        <text:list-item>
          <text:p text:style-name="P40">Tools: <text:s/>Node.js, React, Redux, Angular 1.45ES6 core Javascript, <text:span text:style-name="T50">Git, </text:span>Babel, WebPack, <text:span text:style-name="T49">REST, Advanced Rest Client, </text:span>ArcGIS, Python, Selenium, Nightwatch, LaunchDarkly feature flags<text:span text:style-name="T49">, HTML5, CSS3</text:span></text:p>
        </text:list-item>
      </text:list>
      <text:p text:style-name="P2"/>
      <text:h text:style-name="P14" text:outline-level="2">OCT 2015 – MAR 2016</text:h>
      <text:h text:style-name="P8" text:outline-level="3"><text:span text:style-name="T19">John Deere, </text:span><text:span text:style-name="T20">Moline, IL</text:span><text:span text:style-name="T25"> – </text:span><text:span text:style-name="T21">Front End Developer Consultant</text:span></text:h>
      <text:list xml:id="list170544344669995" text:continue-numbering="true" text:style-name="WW8Num2">
        <text:list-item>
          <text:p text:style-name="P36">Developed <text:span text:style-name="T48">Front End, middleware and test coverage for</text:span> hosted web application 'Sales Center', a 'build-a-Deere' tool for sales reps</text:p>
        </text:list-item>
        <text:list-item>
          <text:p text:style-name="P36">Collaborated with Back End team on design and troubleshooting of web services</text:p>
        </text:list-item>
        <text:list-item>
          <text:p text:style-name="P40">Tools: <text:s/>Angular 1.4 controllers, views, directives and services; ES5 core Javascript, <text:span text:style-name="T50">Git, REST, Advanced Rest Client, JSON, </text:span>Mocha, Sinon and Chai unit testing<text:span text:style-name="T49">, HTML5, CSS3</text:span></text:p>
        </text:list-item>
      </text:list>
      <text:h text:style-name="P14" text:outline-level="2">NOV 2014 – AUG 2015</text:h>
      <text:h text:style-name="P8" text:outline-level="3"><text:span text:style-name="T19">CyberCoders, Irvine, CA</text:span><text:span text:style-name="T24"> – </text:span><text:span text:style-name="T21">Front End Java Developer</text:span></text:h>
      <text:list xml:id="list170543428732571" text:continue-numbering="true" text:style-name="WW8Num2">
        <text:list-item>
          <text:p text:style-name="P45"><text:span text:style-name="T12">Tools: <text:s/></text:span><text:span text:style-name="T8">Sencha ExtJS 4.0.7, </text:span><text:span text:style-name="T12">ES5 core </text:span><text:span text:style-name="T8">Javascript, </text:span><text:span text:style-name="T12">Ajax</text:span><text:span text:style-name="T8">, Jasmine </text:span><text:span text:style-name="T12">unit tests</text:span><text:span text:style-name="T8">, jMeter </text:span><text:span text:style-name="T12">stress testing, HTML5, CSS3</text:span></text:p>
        </text:list-item>
      </text:list>
      <text:h text:style-name="P14" text:outline-level="2">NOV 2013 – JUNE 2014</text:h>
      <text:h text:style-name="P8" text:outline-level="3"><text:span text:style-name="T19">Sears Holding Corporation, Chicago, IL</text:span><text:span text:style-name="T24"> – </text:span><text:span text:style-name="T21">Developer</text:span></text:h>
      <text:list xml:id="list3670284107" text:style-name="WW8Num3">
        <text:list-item>
          <text:p text:style-name="P29"><text:span text:style-name="T8">Member of Core Mobile </text:span><text:span text:style-name="T12">Front End development </text:span><text:span text:style-name="T8">team supporting mobile version of sears.com </text:span><text:span text:style-name="T12">eC</text:span><text:span text:style-name="T8">ommerce </text:span><text:span text:style-name="T12">platform</text:span><text:span text:style-name="T8"> </text:span></text:p>
        </text:list-item>
        <text:list-item>
          <text:p text:style-name="P46"><text:span text:style-name="T12">Created presentation layer from wireframes, redlines and</text:span><text:span text:style-name="T8"> Photoshop PSDs </text:span><text:span text:style-name="T12">provided by designers</text:span></text:p>
        </text:list-item>
        <text:list-item>
          <text:p text:style-name="P37">Collaborated with Back End team on design and troubleshooting of web services</text:p>
        </text:list-item>
        <text:list-item>
          <text:p text:style-name="P46"><text:span text:style-name="T8">Launched mobile version of new f</text:span><text:span text:style-name="T15">e</text:span><text:span text:style-name="T8">atures </text:span><text:span text:style-name="T29">Shop Your Way</text:span><text:span text:style-name="T8"> (loyalty card) and </text:span><text:span text:style-name="T29">Shop Your Way Max</text:span><text:span text:style-name="T8"> (Sears version of Amazon Prime).</text:span></text:p>
        </text:list-item>
        <text:list-item>
          <text:p text:style-name="P41">Tools: <text:s/>Angular 1.4 controllers, views, and services, REST, Advanced Rest Client, Git</text:p>
        </text:list-item>
      </text:list>
      <text:h text:style-name="P14" text:outline-level="2">AUG 2012 – AUG 2013</text:h>
      <text:h text:style-name="P9" text:outline-level="3">Pathfinder Software (now orthogonal.io), Chicago, IL – Senior Software Engineer</text:h>
      <text:list xml:id="list2053248563" text:style-name="WW8Num4">
        <text:list-item>
          <text:p text:style-name="P33">Wrote mobile apps (iPhone, iPad) for medical clients Kimberly-Clark, Haemonetics, and Amer. Assn. of Critical Care Nurses</text:p>
        </text:list-item>
      </text:list>
      <text:list xml:id="list1356842198" text:style-name="WW8Num5">
        <text:list-item>
          <text:p text:style-name="P47"><text:span text:style-name="T8">Lead developer on iPhone app that was deployed in Apple AppStore (</text:span><text:span text:style-name="T28">AACN Bedside</text:span><text:span text:style-name="T9">)</text:span></text:p>
        </text:list-item>
        <text:list-item>
          <text:p text:style-name="P47"><text:span text:style-name="T8">Lead developer </text:span><text:span text:style-name="T9">for web-based census and demographic data-mining tool </text:span><text:span text:style-name="T8">(</text:span><text:span text:style-name="T29">MetroPulse Chicago</text:span><text:span text:style-name="T8">: <text:s/>demo: </text:span><text:a xlink:type="simple" xlink:href="http://bit.ly/2wU5Yun" text:style-name="Internet_20_link" text:visited-style-name="Visited_20_Internet_20_Link"><text:span text:style-name="Internet_20_link"><text:span text:style-name="T31">http://bit.ly/2wU5Yun</text:span></text:span></text:a><text:span text:style-name="T8">)</text:span></text:p>
        </text:list-item>
        <text:list-item>
          <text:p text:style-name="P47"><text:soft-page-break/><text:span text:style-name="T8">Lead developer on an iPad ‘concierge’ app to connect heart patients, their nurses and caregivers (</text:span><text:span text:style-name="T17">ContinuCare)</text:span><text:span text:style-name="T9"> and a blood drive simulation sales tool for the iPad (</text:span><text:span text:style-name="T30">Automated Whole Blood Collector</text:span><text:span text:style-name="T18">)</text:span></text:p>
        </text:list-item>
        <text:list-item>
          <text:p text:style-name="P42">Tools: <text:s/>hybrid web/iOS AngularJS and jQuery Mobile, Trigger.io, TestFlight, Ruby on Rails, Heroku</text:p>
        </text:list-item>
      </text:list>
      <text:h text:style-name="P14" text:outline-level="2">APR 2010 – AUG 2012</text:h>
      <text:h text:style-name="P8" text:outline-level="3"><text:span text:style-name="T19">Truven Health Analytics, Chicago, IL</text:span><text:span text:style-name="T24"> – </text:span><text:span text:style-name="T21">Senior Software Engineer</text:span></text:h>
      <text:list xml:id="list3999290526" text:style-name="WW8Num6">
        <text:list-item>
          <text:p text:style-name="P30"><text:span text:style-name="T8">Developed hosted </text:span><text:span text:style-name="T14">enterprise </text:span><text:span text:style-name="T8">web applications </text:span><text:span text:style-name="T17">CareDiscovery</text:span><text:span text:style-name="T8"> and </text:span><text:span text:style-name="T17">IntegrationDiscovery</text:span><text:span text:style-name="T8">, Business Intelligence and data mining tools for a 4 TB Oracle OLAP Data Warehouse of Hospital Billing data</text:span></text:p>
        </text:list-item>
        <text:list-item>
          <text:p text:style-name="P48"><text:span text:style-name="T14">Tools: </text:span><text:span text:style-name="T8">J2EE, Java 1.4 &amp; 6 Servlets, IBM Websphere Portal 5, Tomcat 6, Glassfish, JSP, jQuery </text:span><text:span text:style-name="T14">and ES5 core </text:span><text:span text:style-name="T8">Javascript, PL/SQL stored procedures</text:span></text:p>
        </text:list-item>
      </text:list>
      <text:h text:style-name="P14" text:outline-level="2">OCT 2008 – MAR 2010</text:h>
      <text:h text:style-name="P8" text:outline-level="3"><text:span text:style-name="T19">iCrossing, Chicago, IL</text:span><text:span text:style-name="T24"> – </text:span><text:span text:style-name="T21">Senior Software Engineer</text:span></text:h>
      <text:list xml:id="list772589825" text:style-name="WW8Num7">
        <text:list-item>
          <text:p text:style-name="P31"><text:span text:style-name="T8">Front End Developer for hosted web application </text:span><text:span text:style-name="T17">Merchantize</text:span><text:span text:style-name="T8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49"><text:span text:style-name="T8">Consumed streaming XML-based product feeds for clients Sears, The Gap, Hilton, Lands End, LEGO, and Williams Sonoma with </text:span><text:span text:style-name="T14">scheduled</text:span><text:span text:style-name="T8"> processes </text:span></text:p>
        </text:list-item>
        <text:list-item>
          <text:p text:style-name="P38">Wrote PDF reports, cleaned product feeds and resolved data integrity issues, <text:span text:style-name="T51">distinguished between multiple types of character encodings</text:span></text:p>
        </text:list-item>
        <text:list-item>
          <text:p text:style-name="P43">Tools: <text:s/>Java, Bash, Perl, Cron, Apache POI, Mysql</text:p>
        </text:list-item>
      </text:list>
      <text:h text:style-name="P14" text:outline-level="2">FEB 2008 – OCT 2008</text:h>
      <text:h text:style-name="P8" text:outline-level="3"><text:span text:style-name="T19">Chicago Tribune, Chicago, IL</text:span><text:span text:style-name="T24"> – </text:span><text:span text:style-name="T21">Senior Internet Applications Developer</text:span></text:h>
      <text:list xml:id="list170544029967318" text:continue-numbering="true" text:style-name="WW8Num7">
        <text:list-item>
          <text:p text:style-name="P34"><text:span text:style-name="T8">Developed web software and content management behind </text:span><text:span text:style-name="T51">a nationwide family of Tribune</text:span><text:span text:style-name="T8"> newspaper </text:span><text:span text:style-name="T51">holdings</text:span><text:span text:style-name="T8">, radio and television websites </text:span><text:span text:style-name="T51">in Chicago, Los Angeles, Baltimore and Florida</text:span></text:p>
        </text:list-item>
        <text:list-item>
          <text:p text:style-name="P39">Created scheduled jobs for sweeping expired database content and JMeter test plans to simulate heavy load on high-profile chicagotribune.com website.</text:p>
        </text:list-item>
        <text:list-item>
          <text:p text:style-name="P44">Tools: <text:s/>J2EE, Java 1.5, Java Tag Libraries, Oracle Application Server 10g, Oracle DB 10g, FAST search server, Sun Web server (iPlanet), TopLink 9.0 web services.</text:p>
        </text:list-item>
      </text:list>
      <text:h text:style-name="P15" text:outline-level="1">Education</text:h>
      <text:h text:style-name="P8" text:outline-level="3"><text:span text:style-name="T19">Northwestern University, Evanston, IL</text:span><text:span text:style-name="T26"> – </text:span><text:span text:style-name="T21">PhD Music Theory</text:span></text:h>
      <text:p text:style-name="P5"><text:span text:style-name="T8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31">http://bit.ly/2wUbFZq</text:span></text:span></text:a></text:p>
      <text:h text:style-name="P18" text:outline-level="3"><text:span text:style-name="T19">Eastman School of Music, Rochester, NY</text:span><text:span text:style-name="T26"> – </text:span><text:span text:style-name="T21">MA Music Theory</text:span></text:h>
      <text:p text:style-name="P5"><text:span text:style-name="T8">Analysis techniques on classical and 20th Century music. Formal computer programming studies. Thesis on Edgard Var</text:span><text:span text:style-name="T34">èse: </text:span><text:a xlink:type="simple" xlink:href="https://bit.ly/3bGS1k4" text:style-name="Internet_20_link" text:visited-style-name="Visited_20_Internet_20_Link"><text:span text:style-name="Internet_20_link"><text:span text:style-name="T47">https://bit.ly/3bGS1k4</text:span></text:span></text:a><text:span text:style-name="T34">.</text:span></text:p>
      <text:h text:style-name="P18" text:outline-level="3"><text:span text:style-name="T19">California State University, Los Angeles, CA</text:span><text:span text:style-name="T26"> – </text:span><text:span text:style-name="T21">BM Piano Performance</text:span></text:h>
      <text:p text:style-name="P4">Performed Junior and Senior recitals, placed in competitions, and performed Beethoven concerto with orchestra.</text:p>
      <text:h text:style-name="P17" text:outline-level="1"><text:span text:style-name="T33">Certifications</text:span><text:span text:style-name="T32"> </text:span></text:h>
      <text:p text:style-name="P19">March 2005: Sun Certified Web Component Developer for J2EE 1.4 (SCWCD)</text:p>
      <text:p text:style-name="P11"><text:soft-page-break/>Apr 2004: Sun Certified Programmer for the Java 2 Platform 1.4 (SCJP)</text:p>
      <text:h text:style-name="P15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7-15T17:05:42.609509762</dc:date>
    <meta:editing-duration>P31DT3H6M46S</meta:editing-duration>
    <meta:editing-cycles>85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1" meta:image-count="0" meta:object-count="0" meta:page-count="4" meta:paragraph-count="95" meta:word-count="1167" meta:character-count="7924" meta:non-whitespace-character-count="6862"/>
  </office:meta>
</office:document-meta>
</file>